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text-indent="0cm" fo:line-height="115%" fo:margin-lef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text-indent="0cm" fo:line-height="115%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</office:automatic-styles>
  <office:body>
    <office:text>
      <text:p text:style-name="P1"><text:span text:style-name="T1_1">1.<text:tab/></text:span><text:span text:style-name="T1_2">Apakah</text:span><text:span text:style-name="T1_3"><text:s/></text:span><text:span text:style-name="T1_4">itu</text:span><text:span text:style-name="T1_5"><text:s/></text:span><text:span text:style-name="T1_6">Android</text:span><text:span text:style-name="T1_7">?</text:span></text:p>
      <text:list text:style-name="LS1" xml:id="list0">
        <text:list-item>
          <text:list>
            <text:list-item>
              <text:p text:style-name="P2"><text:span text:style-name="T2_1">Pengertian</text:span><text:span text:style-name="T2_2"><text:s/></text:span><text:span text:style-name="T2_3">Android</text:span></text:p>
            </text:list-item>
            <text:list-item>
              <text:p text:style-name="P3"><text:span text:style-name="T3_1">Sejarah</text:span><text:span text:style-name="T3_2"><text:s/></text:span><text:span text:style-name="T3_3">Android</text:span></text:p>
            </text:list-item>
            <text:list-item>
              <text:p text:style-name="P4"><text:span text:style-name="T4_1">Perkembangan</text:span><text:span text:style-name="T4_2"><text:s/></text:span><text:span text:style-name="T4_3">Android</text:span></text:p>
            </text:list-item>
            <text:list-item>
              <text:p text:style-name="P5"><text:span text:style-name="T5_1">Struktur</text:span><text:span text:style-name="T5_2"><text:s/></text:span><text:span text:style-name="T5_3">OS</text:span><text:span text:style-name="T5_4"><text:s/></text:span><text:span text:style-name="T5_5">Android</text:span></text:p>
            </text:list-item>
          </text:list>
        </text:list-item>
      </text:list>
      <text:p text:style-name="P6"><text:span text:style-name="T6_1">2.<text:tab/></text:span><text:span text:style-name="T6_2">Apakah</text:span><text:span text:style-name="T6_3"><text:s/></text:span><text:span text:style-name="T6_4">itu</text:span><text:span text:style-name="T6_5"><text:s/></text:span><text:span text:style-name="T6_6">Linux</text:span><text:span text:style-name="T6_7">?</text:span></text:p>
      <text:list text:style-name="LS2" xml:id="list4">
        <text:list-item>
          <text:list>
            <text:list-item>
              <text:p text:style-name="P7"><text:span text:style-name="T7_1">Pengertian</text:span><text:span text:style-name="T7_2"><text:s/></text:span><text:span text:style-name="T7_3">Linux</text:span></text:p>
            </text:list-item>
            <text:list-item>
              <text:p text:style-name="P8"><text:span text:style-name="T8_1">Sejarah</text:span><text:span text:style-name="T8_2"><text:s/></text:span><text:span text:style-name="T8_3">Linux</text:span></text:p>
            </text:list-item>
            <text:list-item>
              <text:p text:style-name="P9"><text:span text:style-name="T9_1">Perkembangan</text:span><text:span text:style-name="T9_2"><text:s/></text:span><text:span text:style-name="T9_3">Linux</text:span></text:p>
            </text:list-item>
          </text:list>
        </text:list-item>
      </text:list>
      <text:p text:style-name="P10"><text:span text:style-name="T10_1">3.<text:tab/></text:span><text:span text:style-name="T10_2">Komunitas</text:span><text:span text:style-name="T10_3"><text:s/></text:span><text:span text:style-name="T10_4">Developer</text:span><text:span text:style-name="T10_5"><text:s/></text:span><text:span text:style-name="T10_6">Android</text:span></text:p>
      <text:list text:style-name="LS3" xml:id="list7">
        <text:list-item>
          <text:list>
            <text:list-item>
              <text:p text:style-name="P11"><text:span text:style-name="T11_1">XDA</text:span><text:span text:style-name="T11_2">-</text:span><text:span text:style-name="T11_3">Developers</text:span></text:p>
            </text:list-item>
            <text:list-item>
              <text:p text:style-name="P12"><text:span text:style-name="T12_1">Modaco</text:span></text:p>
            </text:list-item>
          </text:list>
        </text:list-item>
      </text:list>
      <text:p text:style-name="P13"><text:span text:style-name="T13_1">4.<text:tab/></text:span><text:span text:style-name="T13_2">Custom</text:span><text:span text:style-name="T13_3"><text:s/></text:span><text:span text:style-name="T13_4">Android</text:span><text:span text:style-name="T13_5"><text:s/></text:span><text:span text:style-name="T13_6">Project</text:span></text:p>
      <text:list text:style-name="LS4" xml:id="list9">
        <text:list-item>
          <text:list>
            <text:list-item>
              <text:p text:style-name="P14"><text:span text:style-name="T14_1">CyanogenMod</text:span></text:p>
            </text:list-item>
            <text:list-item>
              <text:p text:style-name="P15"><text:span text:style-name="T15_1">MIUI</text:span></text:p>
            </text:list-item>
            <text:list-item>
              <text:p text:style-name="P16"><text:span text:style-name="T16_1">ParanoidAndroid</text:span></text:p>
            </text:list-item>
            <text:list-item>
              <text:p text:style-name="P17"><text:span text:style-name="T17_1">AOKP</text:span></text:p>
            </text:list-item>
          </text:list>
        </text:list-item>
      </text:list>
      <text:p text:style-name="P18"><text:span text:style-name="T18_1">5.<text:tab/></text:span><text:span text:style-name="T18_2">Mempersiapkan</text:span><text:span text:style-name="T18_3"><text:s/></text:span><text:span text:style-name="T18_4">Build</text:span><text:span text:style-name="T18_5"><text:s/></text:span><text:span text:style-name="T18_6">Environment</text:span></text:p>
      <text:list text:style-name="LS5" xml:id="list13">
        <text:list-item>
          <text:list>
            <text:list-item>
              <text:p text:style-name="P19"><text:span text:style-name="T19_1">Spesifikasi</text:span><text:span text:style-name="T19_2"><text:s/></text:span><text:span text:style-name="T19_3">Minimal</text:span><text:span text:style-name="T19_4"><text:s/></text:span><text:span text:style-name="T19_5">Sistem</text:span></text:p>
            </text:list-item>
            <text:list-item>
              <text:p text:style-name="P20"><text:span text:style-name="T20_1">Download</text:span><text:span text:style-name="T20_2"><text:s/></text:span><text:span text:style-name="T20_3">Package</text:span><text:span text:style-name="T20_4"><text:s/></text:span><text:span text:style-name="T20_5">yang</text:span><text:span text:style-name="T20_6"><text:s/></text:span><text:span text:style-name="T20_7">dibutuhkan</text:span></text:p>
            </text:list-item>
            <text:list-item>
              <text:p text:style-name="P21"><text:span text:style-name="T21_1">Install</text:span><text:span text:style-name="T21_2"><text:s/></text:span><text:span text:style-name="T21_3">SDK</text:span><text:span text:style-name="T21_4"><text:s/></text:span><text:span text:style-name="T21_5">Android</text:span></text:p>
            </text:list-item>
            <text:list-item>
              <text:p text:style-name="P22"><text:span text:style-name="T22_1">Download</text:span><text:span text:style-name="T22_2"><text:s/></text:span><text:span text:style-name="T22_3">Source</text:span><text:span text:style-name="T22_4"><text:s/></text:span><text:span text:style-name="T22_5">Code</text:span><text:span text:style-name="T22_6"><text:s/></text:span><text:span text:style-name="T22_7">dari</text:span><text:span text:style-name="T22_8"><text:s/></text:span><text:span text:style-name="T22_9">CyanogenMod</text:span><text:span text:style-name="T22_10"><text:s/>9</text:span></text:p>
            </text:list-item>
          </text:list>
        </text:list-item>
      </text:list>
      <text:p text:style-name="P23"><text:span text:style-name="T23_1">6.<text:s/><text:tab/></text:span><text:span text:style-name="T23_2">Mengkompilasi</text:span><text:span text:style-name="T23_3"><text:s/></text:span><text:span text:style-name="T23_4">OS</text:span><text:span text:style-name="T23_5"><text:s/></text:span><text:span text:style-name="T23_6">Android</text:span></text:p>
      <text:list text:style-name="LS6" xml:id="list17">
        <text:list-item>
          <text:list>
            <text:list-item>
              <text:p text:style-name="P24"><text:span text:style-name="T24_1">Struktur</text:span><text:span text:style-name="T24_2"><text:s/></text:span><text:span text:style-name="T24_3">Folder</text:span><text:span text:style-name="T24_4"><text:s/></text:span><text:span text:style-name="T24_5">Source</text:span><text:span text:style-name="T24_6"><text:s/></text:span><text:span text:style-name="T24_7">Code</text:span><text:span text:style-name="T24_8"><text:s/></text:span><text:span text:style-name="T24_9">CM</text:span><text:span text:style-name="T24_10">9</text:span></text:p>
            </text:list-item>
            <text:list-item>
              <text:p text:style-name="P25"><text:span text:style-name="T25_1">Mengkompilasi</text:span><text:span text:style-name="T25_2"><text:s/></text:span><text:span text:style-name="T25_3">Source</text:span><text:span text:style-name="T25_4"><text:s/></text:span><text:span text:style-name="T25_5">Code</text:span><text:span text:style-name="T25_6"><text:s/></text:span><text:span text:style-name="T25_7">CM</text:span><text:span text:style-name="T25_8">9</text:span></text:p>
            </text:list-item>
          </text:list>
        </text:list-item>
      </text:list>
      <text:p text:style-name="P26"><text:span text:style-name="T26_1">7.<text:tab/></text:span><text:span text:style-name="T26_2">Mencoba</text:span><text:span text:style-name="T26_3"><text:s/></text:span><text:span text:style-name="T26_4">Hasil</text:span><text:span text:style-name="T26_5"><text:s/></text:span><text:span text:style-name="T26_6">Kompilasi</text:span><text:span text:style-name="T26_7"><text:s/></text:span></text:p>
      <text:list text:style-name="LS7" xml:id="list19">
        <text:list-item>
          <text:list>
            <text:list-item>
              <text:p text:style-name="P27"><text:span text:style-name="T27_1">Untuk</text:span><text:span text:style-name="T27_2"><text:s/></text:span><text:span text:style-name="T27_3">Emulator</text:span></text:p>
            </text:list-item>
            <text:list-item>
              <text:p text:style-name="P28"><text:span text:style-name="T28_1">Untuk</text:span><text:span text:style-name="T28_2"><text:s/></text:span><text:span text:style-name="T28_3">Device</text:span></text:p>
            </text:list-item>
          </text:list>
        </text:list-item>
      </text:list>
      <text:p text:style-name="P29"><text:span text:style-name="T29_1">8.<text:tab/></text:span><text:span text:style-name="T29_2">Berkontribusi</text:span><text:span text:style-name="T29_3"><text:s/></text:span><text:span text:style-name="T29_4">ke</text:span><text:span text:style-name="T29_5"><text:s/></text:span><text:span text:style-name="T29_6">Project</text:span><text:span text:style-name="T29_7"><text:s/></text:span><text:span text:style-name="T29_8">Android</text:span></text:p>
      <text:list text:style-name="LS8" xml:id="list21">
        <text:list-item>
          <text:list>
            <text:list-item>
              <text:p text:style-name="P30"><text:span text:style-name="T30_1">AOSP</text:span></text:p>
            </text:list-item>
            <text:list-item>
              <text:p text:style-name="P31"><text:span text:style-name="T31_1">CyanogenMod</text:span></text:p>
            </text:list-item>
          </text:list>
        </text:list-item>
      </text:list>
      <text:p text:style-name="P32"><text:span text:style-name="T32_1">9.<text:tab/></text:span><text:span text:style-name="T32_2">Daftar</text:span><text:span text:style-name="T32_3"><text:s/></text:span><text:span text:style-name="T32_4">Pustak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